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0.6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" table:default-cell-style-name="ce6"/>
        <table:table-column table:style-name="co2" table:default-cell-style-name="ce6"/>
        <table:table-column table:style-name="co1" table:number-columns-repeated="246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員工培訓記錄表</text:p>
          </table:table-cell>
          <table:covered-table-cell table:number-columns-repeated="10" table:style-name="ce7"/>
          <table:table-cell table:number-columns-repeated="1013"/>
        </table:table-row>
        <table:table-row table:style-name="ro2">
          <table:table-cell table:style-name="ce2" office:value-type="string" calcext:value-type="string">
            <text:p>部門：</text:p>
          </table:table-cell>
          <table:table-cell table:number-columns-repeated="7"/>
          <table:table-cell table:style-name="ce2" office:value-type="string" calcext:value-type="string">
            <text:p>年度：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2">
            <text:p>姓名</text:p>
          </table:table-cell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style-name="ce9"/>
          <table:covered-table-cell table:style-name="ce10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style-name="ce9"/>
          <table:covered-table-cell table:style-name="ce10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style-name="ce9"/>
          <table:covered-table-cell table:style-name="ce10"/>
          <table:table-cell table:style-name="ce3" office:value-type="string" calcext:value-type="string" table:number-columns-spanned="1" table:number-rows-spanned="2">
            <text:p>費用合計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3" office:value-type="string" calcext:value-type="string">
            <text:p>培訓名稱</text:p>
          </table:table-cell>
          <table:table-cell table:style-name="ce3" office:value-type="string" calcext:value-type="string">
            <text:p>期間</text:p>
          </table:table-cell>
          <table:table-cell table:style-name="ce3" office:value-type="string" calcext:value-type="string">
            <text:p>費用</text:p>
          </table:table-cell>
          <table:table-cell table:style-name="ce3" office:value-type="string" calcext:value-type="string">
            <text:p>培訓名稱</text:p>
          </table:table-cell>
          <table:table-cell table:style-name="ce3" office:value-type="string" calcext:value-type="string">
            <text:p>期間</text:p>
          </table:table-cell>
          <table:table-cell table:style-name="ce3" office:value-type="string" calcext:value-type="string">
            <text:p>費用</text:p>
          </table:table-cell>
          <table:table-cell table:style-name="ce3" office:value-type="string" calcext:value-type="string">
            <text:p>培訓名稱</text:p>
          </table:table-cell>
          <table:table-cell table:style-name="ce3" office:value-type="string" calcext:value-type="string">
            <text:p>期間</text:p>
          </table:table-cell>
          <table:table-cell table:style-name="ce3" office:value-type="string" calcext:value-type="string">
            <text:p>費用</text:p>
          </table:table-cell>
          <table:covered-table-cell table:style-name="ce4"/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5]+[.G5]+[.J5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6]+[.G6]+[.J6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7]+[.G7]+[.J7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8]+[.G8]+[.J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9]+[.G9]+[.J9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10]+[.G10]+[.J10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11]+[.G11]+[.J11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12]+[.G12]+[.J12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13]+[.G13]+[.J13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14]+[.G14]+[.J14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15]+[.G15]+[.J15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16]+[.G16]+[.J16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17]+[.G17]+[.J17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18]+[.G18]+[.J1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19]+[.G19]+[.J19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20]+[.G20]+[.J20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" table:number-columns-repeated="10"/>
          <table:table-cell table:style-name="ce8" table:formula="of:=SUM([.D21]+[.G21]+[.J21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51">
          <table:table-cell table:number-columns-repeated="1024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1:10:53</meta:creation-date>
    <dc:creator>QQ</dc:creator>
    <dc:date>2004-04-28T00:16:28</dc:date>
    <meta:print-date>2004-04-28T00:16:21</meta:print-date>
    <meta:document-statistic meta:table-count="1" meta:cell-count="34" meta:object-count="0"/>
    <meta:generator>LibreOffice/5.1.1.3$Windows_x86 LibreOffice_project/89f508ef3ecebd2cfb8e1def0f0ba9a803b88a6d</meta:generator>
  </office:meta>
</office:document-meta>
</file>